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16c79" officeooo:paragraph-rsid="00116c79" style:font-size-asian="15.75pt" style:font-size-complex="18pt"/>
    </style:style>
    <style:style style:name="P2" style:family="paragraph" style:parent-style-name="Standard">
      <style:text-properties fo:font-size="18pt" officeooo:rsid="0013126d" officeooo:paragraph-rsid="0013126d" style:font-size-asian="15.75pt" style:font-size-complex="18pt"/>
    </style:style>
    <style:style style:name="P3" style:family="paragraph" style:parent-style-name="Standard">
      <style:text-properties fo:font-size="18pt" officeooo:rsid="00141711" officeooo:paragraph-rsid="00141711" style:font-size-asian="15.75pt" style:font-size-complex="18pt"/>
    </style:style>
    <style:style style:name="P4" style:family="paragraph" style:parent-style-name="Standard">
      <style:text-properties fo:font-size="12pt" officeooo:rsid="00116c79" officeooo:paragraph-rsid="00116c79" style:font-size-asian="10.5pt" style:font-size-complex="12pt"/>
    </style:style>
    <style:style style:name="P5" style:family="paragraph" style:parent-style-name="Standard">
      <style:text-properties fo:font-size="12pt" officeooo:rsid="0013126d" officeooo:paragraph-rsid="0013126d" style:font-size-asian="10.5pt" style:font-size-complex="12pt"/>
    </style:style>
    <style:style style:name="P6" style:family="paragraph" style:parent-style-name="Standard">
      <style:text-properties fo:font-size="12pt" officeooo:rsid="00141711" officeooo:paragraph-rsid="00141711" style:font-size-asian="10.5pt" style:font-size-complex="12pt"/>
    </style:style>
    <style:style style:name="T1" style:family="text">
      <style:text-properties officeooo:rsid="0013126d"/>
    </style:style>
    <style:style style:name="T2" style:family="text">
      <style:text-properties officeooo:rsid="001417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nit Tests:</text:p>
      <text:p text:style-name="P4">To run all our current tests we set the test src folder location to be cs414-f18-001-Method-Men/src/test then run all tests to check the test results. We have a test class for each java class and each test class contains all tests for each public method in the main class.</text:p>
      <text:p text:style-name="P4"/>
      <text:p text:style-name="P4">We currently have 148 tests in all the test classes and the current test classes we have are:</text:p>
      <text:p text:style-name="P4">BoardTest-<text:span text:style-name="T1">13 tests</text:span></text:p>
      <text:p text:style-name="P4">CatTest-<text:span text:style-name="T1">2 tests</text:span></text:p>
      <text:p text:style-name="P4">DenTest-<text:span text:style-name="T1">1 test</text:span></text:p>
      <text:p text:style-name="P4">DogTest-<text:span text:style-name="T1">2 tests</text:span></text:p>
      <text:p text:style-name="P4">ElephantTest-<text:span text:style-name="T1">2 tests</text:span></text:p>
      <text:p text:style-name="P4">GameTest-<text:span text:style-name="T1">74 tests</text:span></text:p>
      <text:p text:style-name="P4">JumpTest-<text:span text:style-name="T1">1 test</text:span></text:p>
      <text:p text:style-name="P4">LeopardTest-<text:span text:style-name="T1">2 tests</text:span></text:p>
      <text:p text:style-name="P4">LionTest-<text:span text:style-name="T1">2 tests</text:span></text:p>
      <text:p text:style-name="P4">LocationTest-<text:span text:style-name="T1">1 test</text:span></text:p>
      <text:p text:style-name="P4">OpenTest-<text:span text:style-name="T1">1 test</text:span></text:p>
      <text:p text:style-name="P4">PieceTest-<text:span text:style-name="T1">10 tests</text:span></text:p>
      <text:p text:style-name="P4">PlayerTest-<text:span text:style-name="T1">10 tests</text:span></text:p>
      <text:p text:style-name="P4">RatTest-<text:span text:style-name="T1">8 tests</text:span></text:p>
      <text:p text:style-name="P4">RiverTest-<text:span text:style-name="T1">1 test</text:span></text:p>
      <text:p text:style-name="P4">TigerTest-<text:span text:style-name="T1">8 tests</text:span></text:p>
      <text:p text:style-name="P4">TileTest-<text:span text:style-name="T1">1 test</text:span></text:p>
      <text:p text:style-name="P4">TrapTest-<text:span text:style-name="T1">1 test</text:span></text:p>
      <text:p text:style-name="P4">WolfTest-<text:span text:style-name="T1">8 tests</text:span></text:p>
      <text:p text:style-name="P4"/>
      <text:p text:style-name="P2">Travis CI:</text:p>
      <text:p text:style-name="P5"><text:span text:style-name="T2">W</text:span>e are using Travis Continuous Integration to make sure that our branches and pull request are being added to our master in a way that prevents any old data from overriding new data.</text:p>
      <text:p text:style-name="P5"/>
      <text:p text:style-name="P2">UI Tests:</text:p>
      <text:p text:style-name="P5"><text:span text:style-name="T2">O</text:span>ur UI is graphically setup but not functionally setup and we haven’t constructed tests for the UI yet.</text:p>
      <text:p text:style-name="P5"/>
      <text:p text:style-name="P3">Server Tests:</text:p>
      <text:p text:style-name="P6">Our server is not implemented and there are no tests yet.</text:p>
      <text:p text:style-name="P6"/>
      <text:p text:style-name="P3">Database Tests:</text:p>
      <text:p text:style-name="P6">Our database is not implemented and there are no tests yet.</text:p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2:38:47.123741429</meta:creation-date>
    <dc:date>2018-11-06T13:05:33.140098666</dc:date>
    <meta:editing-duration>PT4M2S</meta:editing-duration>
    <meta:editing-cycles>1</meta:editing-cycles>
    <meta:document-statistic meta:table-count="0" meta:image-count="0" meta:object-count="0" meta:page-count="1" meta:paragraph-count="30" meta:word-count="188" meta:character-count="1139" meta:non-whitespace-character-count="981"/>
    <meta:generator>LibreOffice/5.4.7.2$Linux_X86_64 LibreOffice_project/40$Build-2</meta:generator>
  </office:meta>
</office:document-meta>
</file>